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2.13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5.853cm" svg:height="0.963cm" svg:x="2.8cm" svg:y="2.455cm">
          <draw:text-box>
            <text:p>robustvideomatting</text:p>
          </draw:text-box>
        </draw:frame>
        <draw:frame draw:style-name="gr1" draw:layer="layout" svg:width="5.936cm" svg:height="1.072cm" svg:x="10cm" svg:y="2.4cm">
          <draw:text-box>
            <text:p>Rvm 稳定视频抠图</text:p>
          </draw:text-box>
        </draw:frame>
        <draw:frame draw:style-name="gr2" draw:layer="layout" svg:width="16.258cm" svg:height="2.388cm" svg:x="2.342cm" svg:y="4.712cm">
          <draw:text-box>
            <text:p>commit f8a26e27198a93a94bfd06e96b8d5a34d0660f81</text:p>
            <text:p>Author: Peter Lin &lt;peterlin9863@gmail.com&gt; <text:s text:c="4"/></text:p>
            <text:p>Date: <text:s text:c="2"/>Thu Dec 9 21:47:37 2021 -08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23T14:53:34.64</meta:creation-date>
    <dc:date>2022-01-23T14:56:56.43</dc:date>
    <meta:editing-duration>PT3M23S</meta:editing-duration>
    <meta:editing-cycles>1</meta:editing-cycles>
    <meta:document-statistic meta:object-count="3"/>
    <meta:generator>OpenOffice/4.1.5$Win32 OpenOffice.org_project/415m1$Build-9789</meta:generator>
  </office:meta>
</office:document-meta>
</file>